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C0000004C3E2011E8.png" manifest:media-type="image/png"/>
  <manifest:file-entry manifest:full-path="Pictures/100015FD000007D4000007D4F8040624.svg" manifest:media-type="image/svg+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magine1" text:anchor-type="paragraph" svg:width="2.004cm" svg:height="2.004cm" draw:z-index="0"><draw:image xlink:href="Pictures/100015FD000007D4000007D4F8040624.svg" xlink:type="simple" xlink:show="embed" xlink:actuate="onLoad"/><draw:image xlink:href="Pictures/100002010000004C0000004C3E2011E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8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9T16:14:36.339297517</meta:creation-date>
    <dc:date>2014-11-09T16:15:31.789032081</dc:date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2.7.2$Linux_x86 LibreOffice_project/420m0$Build-2</meta:generator>
  </office:meta>
</office:document-meta>
</file>